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4ad" officeooo:paragraph-rsid="000374ad"/>
    </style:style>
    <style:style style:name="P2" style:family="paragraph" style:parent-style-name="Standard">
      <style:text-properties officeooo:rsid="0007201e" officeooo:paragraph-rsid="0007201e"/>
    </style:style>
    <style:style style:name="P3" style:family="paragraph" style:parent-style-name="Standard" style:list-style-name="L1">
      <style:text-properties officeooo:rsid="000374ad" officeooo:paragraph-rsid="000374ad"/>
    </style:style>
    <style:style style:name="P4" style:family="paragraph" style:parent-style-name="Standard">
      <style:paragraph-properties fo:text-align="center" style:justify-single-word="false"/>
      <style:text-properties officeooo:rsid="000374ad" officeooo:paragraph-rsid="000374ad"/>
    </style:style>
    <style:style style:name="P5" style:family="paragraph" style:parent-style-name="Standard" style:list-style-name="L1">
      <style:text-properties officeooo:rsid="0007201e" officeooo:paragraph-rsid="0007201e"/>
    </style:style>
    <style:style style:name="P6" style:family="paragraph" style:parent-style-name="Standard" style:list-style-name="L2">
      <style:text-properties officeooo:rsid="000823db" officeooo:paragraph-rsid="000823db"/>
    </style:style>
    <style:style style:name="P7" style:family="paragraph" style:parent-style-name="Standard">
      <style:text-properties officeooo:rsid="000823db" officeooo:paragraph-rsid="000823d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23db" officeooo:paragraph-rsid="000823d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374ad" officeooo:paragraph-rsid="000374ad" style:font-weight-asian="bold" style:font-weight-complex="bold"/>
    </style:style>
    <style:style style:name="P11" style:family="paragraph" style:parent-style-name="Standard" style:list-style-name="L4">
      <style:text-properties style:text-underline-style="none" fo:font-weight="normal" officeooo:rsid="0009e481" officeooo:paragraph-rsid="0009e4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9e481" officeooo:paragraph-rsid="0009e481" style:font-weight-asian="normal" style:font-weight-complex="normal"/>
    </style:style>
    <style:style style:name="P13" style:family="paragraph" style:parent-style-name="Header">
      <style:text-properties officeooo:paragraph-rsid="0009e481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officeooo:rsid="00037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3">Projekt Patientenverwaltungs-Software</text:span></text:p>
      <text:p text:style-name="P1"/>
      <text:p text:style-name="P1"/>
      <text:p text:style-name="P10">Feature List:</text:p>
      <text:p text:style-name="P1"/>
      <text:list xml:id="list3587737027987181409" text:style-name="L1">
        <text:list-item>
          <text:p text:style-name="P3">Patienten neu anlegen</text:p>
        </text:list-item>
        <text:list-item>
          <text:p text:style-name="P3">Patienten der existiert übernehmen</text:p>
        </text:list-item>
        <text:list-item>
          <text:p text:style-name="P3">Patienten verwalten</text:p>
        </text:list-item>
        <text:list-item>
          <text:p text:style-name="P3">Patienten in die Warteliste, <text:span text:style-name="T1">eventuell mit Prioritäten,</text:span> einfüge<text:span text:style-name="T2">n</text:span></text:p>
        </text:list-item>
        <text:list-item>
          <text:p text:style-name="P5">Kalender, für Termine der Patienten</text:p>
        </text:list-item>
        <text:list-item>
          <text:p text:style-name="P5">Rezepte/Überweisungen erstellen</text:p>
        </text:list-item>
      </text:list>
      <text:p text:style-name="P2"/>
      <text:p text:style-name="P2"/>
      <text:p text:style-name="P2"/>
      <text:p text:style-name="P8">07.05.2015:</text:p>
      <text:list xml:id="list6995570910655177793" text:style-name="L2">
        <text:list-item>
          <text:p text:style-name="P6">Erste Versuche zur Visualisierung von unserem Projekt „Patientenverwaltung“</text:p>
        </text:list-item>
        <text:list-item>
          <text:p text:style-name="P6">Klasse Patient mit den Attributen Vor-/ und Nachname, Adresse, Krankheit und Geburtsdatum</text:p>
        </text:list-item>
        <text:list-item>
          <text:p text:style-name="P6">Erstellen des Menüs mit Speicher-Option </text:p>
        </text:list-item>
      </text:list>
      <text:p text:style-name="P7"/>
      <text:p text:style-name="P9">bis 21.05.2015:</text:p>
      <text:list xml:id="list3999308320164627483" text:style-name="L4">
        <text:list-item>
          <text:p text:style-name="P11">Einspeichern und Sotieren von Patienten</text:p>
        </text:list-item>
        <text:list-item>
          <text:p text:style-name="P11">Weiterarbeiten an der GUI-Oberfläche 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paragraph-rsid="0009e481"/>
    </style:style>
    <style:style style:name="MT1" style:family="text">
      <style:text-properties officeooo:rsid="000374ad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Q11/2 Informatik<text:tab/> <text:s text:c="42"/></text:span></text:p>
        <text:p text:style-name="MP1"><text:span text:style-name="MT1">Projekt: Adler Lorenz, Adler Felix, Julian Wik, Jonas Elling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5-21T08:05:48.004000000</dc:date>
    <meta:editing-duration>PT15M18S</meta:editing-duration>
    <meta:editing-cycles>5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7" meta:word-count="87" meta:character-count="693" meta:non-whitespace-character-count="588"/>
  </office:meta>
</office:document-meta>
</file>